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paragraph-rsid="00090c5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90c50" officeooo:paragraph-rsid="00090c50" style:font-size-asian="12.25pt" style:font-weight-asian="normal" style:font-size-complex="14pt" style:font-weight-complex="normal"/>
    </style:style>
    <style:style style:name="T1" style:family="text">
      <style:text-properties officeooo:rsid="00090c50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binatorics</text:p>
      <text:p text:style-name="P2"/>
      <text:p text:style-name="P2"/>
      <text:p text:style-name="P3">Combinatorics studies methods for counting combinations of objects. Usually, the goal is to find a way to count the combinations efficiently without generating each combination separately.</text:p>
      <text:p text:style-name="P3"/>
      <text:p text:style-name="P3">As an example, consider the problem of counting the number of ways to represent an integer n as a sum of positive integers. For example, there are 8 representations for 4:</text:p>
      <text:p text:style-name="P3">• 1 + 1 + 1 + 1<text:tab/> • 2 + 2</text:p>
      <text:p text:style-name="P3">• 1 + 1 + 2 <text:tab/><text:tab/> • 3 + 1</text:p>
      <text:p text:style-name="P3">• 1 + 2 + 1 <text:tab/><text:tab/> • 1 + 3</text:p>
      <text:p text:style-name="P3">• 2 + 1 + 1 <text:tab/><text:tab/> • 4</text:p>
      <text:p text:style-name="P5">Here, </text:p>
      <text:p text:style-name="P4">f (0) <text:span text:style-name="T1">= 1</text:span></text:p>
      <text:p text:style-name="P3">f (1) <text:span text:style-name="T1">= 1</text:span></text:p>
      <text:p text:style-name="P3">f (2) <text:span text:style-name="T1">= 2</text:span></text:p>
      <text:p text:style-name="P3">f (3) <text:span text:style-name="T1">= 4</text:span></text:p>
      <text:p text:style-name="P3">f (4) <text:span text:style-name="T1">= 8</text:span></text:p>
      <text:p text:style-name="P3">Sometimes, a recursive formula can be replaced with a closed-form formula. In this problem, f ( n ) = <text:span text:style-name="T1">2</text:span><text:span text:style-name="T2">n − 1</text:span><text:span text:style-name="T3">.</text:span></text:p>
      <text:p text:style-name="P3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8T00:25:17.089184071</meta:creation-date>
    <dc:date>2020-08-08T01:32:08.441532608</dc:date>
    <meta:editing-duration>PT56M3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41" meta:character-count="618" meta:non-whitespace-character-count="480"/>
  </office:meta>
</office:document-meta>
</file>